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3" style:family="text">
      <style:text-properties style:font-name="Symbol" style:font-name-complex="Symbol"/>
    </style:style>
    <style:style style:name="T44" style:family="text">
      <style:text-properties style:font-name="Arial1" style:font-name-asian="Times New Roman" style:font-name-complex="Arial1" style:font-weight-complex="bold"/>
    </style:style>
    <style:style style:name="T45" style:family="text">
      <style:text-properties style:font-weight-complex="bold"/>
    </style:style>
    <style:style style:name="T46" style:family="text">
      <style:text-properties style:font-name-complex="Symbol"/>
    </style:style>
    <style:style style:name="T4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9">/</text:span><text:span text:style-name="T16">N</text:span><text:span text:style-name="T39">: </text:span><text:span text:style-name="T16"><text:s text:c="2"/></text:span><text:span text:style-name="T40">$allSerial</text:span></text:p>
      <text:p text:style-name="P10"/>
      <text:p text:style-name="P3">Measurement limits: </text:p>
      <text:p text:style-name="Standard"><text:span text:style-name="T9">from 0.1 </text:span><text:span text:style-name="T34">µ</text:span><text:span text:style-name="T9">Sv/h to 10 mSv/h, </text:span></text:p>
      <text:p text:style-name="P4">from 10 part./cm<text:span text:style-name="T17">2</text:span><text:span text:style-name="T43"></text:span>min to 1<text:span text:style-name="T43"></text:span>10<text:span text:style-name="T17">4</text:span> part./cm<text:span text:style-name="T17">2</text:span><text:span text:style-name="T43"></text:span>min</text:p>
      <text:p text:style-name="P7"/>
      <text:p text:style-name="P4"><text:span text:style-name="T41">Measurement error: </text:span><text:span text:style-name="T44">±</text:span><text:span text:style-name="T45">20</text:span> %</text:p>
      <text:p text:style-name="P18"/>
      <text:p text:style-name="P3">Operating conditions:</text:p>
      <text:list xml:id="list2631619315893727755" text:style-name="L1">
        <text:list-item>
          <text:p text:style-name="P45"><text:span text:style-name="T15">Air temperature<text:tab/></text:span><text:span text:style-name="T35"><text:tab/><text:tab/><text:tab/>+</text:span><text:span text:style-name="T15">$temp</text:span><text:span text:style-name="T35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47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2">±<text:span text:style-name="T27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2.B2" table:number-rows-spanned="3" office:value-type="string">
            <text:p text:style-name="P21">Radia-tion source <text:s/>number</text:p>
          </table:table-cell>
          <table:table-cell table:style-name="t2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2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19">H</text:span><text:span text:style-name="T20">1</text:span></text:p>
          </table:table-cell>
          <table:table-cell table:style-name="t2.D3" office:value-type="string">
            <text:p text:style-name="P40"><text:span text:style-name="T14">H</text:span><text:span text:style-name="T20">2</text:span></text:p>
          </table:table-cell>
          <table:table-cell table:style-name="t2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µ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2.A5" office:value-type="string">
            <text:p text:style-name="P15">7 µ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µ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3.B2" table:number-rows-spanned="3" office:value-type="string">
            <text:p text:style-name="P21">Radia-tion source <text:s/>number</text:p>
          </table:table-cell>
          <table:table-cell table:style-name="t3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3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19">H</text:span><text:span text:style-name="T20">1</text:span></text:p>
          </table:table-cell>
          <table:table-cell table:style-name="t3.D3" office:value-type="string">
            <text:p text:style-name="P40"><text:span text:style-name="T14">H</text:span><text:span text:style-name="T20">2</text:span></text:p>
          </table:table-cell>
          <table:table-cell table:style-name="t3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µ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3.A5" office:value-type="string">
            <text:p text:style-name="P15">7 µ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µ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4.B2" table:number-rows-spanned="3" office:value-type="string">
            <text:p text:style-name="P21">Radia-tion source <text:s/>number</text:p>
          </table:table-cell>
          <table:table-cell table:style-name="t4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4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19">H</text:span><text:span text:style-name="T20">1</text:span></text:p>
          </table:table-cell>
          <table:table-cell table:style-name="t4.D3" office:value-type="string">
            <text:p text:style-name="P40"><text:span text:style-name="T14">H</text:span><text:span text:style-name="T20">2</text:span></text:p>
          </table:table-cell>
          <table:table-cell table:style-name="t4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µ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4.A5" office:value-type="string">
            <text:p text:style-name="P15">7 µ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µ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5.B2" table:number-rows-spanned="3" office:value-type="string">
            <text:p text:style-name="P21">Radia-tion source <text:s/>number</text:p>
          </table:table-cell>
          <table:table-cell table:style-name="t5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5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19">H</text:span><text:span text:style-name="T20">1</text:span></text:p>
          </table:table-cell>
          <table:table-cell table:style-name="t5.D3" office:value-type="string">
            <text:p text:style-name="P40"><text:span text:style-name="T14">H</text:span><text:span text:style-name="T20">2</text:span></text:p>
          </table:table-cell>
          <table:table-cell table:style-name="t5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µ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5.A5" office:value-type="string">
            <text:p text:style-name="P15">7 µ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µ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6.B2" table:number-rows-spanned="3" office:value-type="string">
            <text:p text:style-name="P21">Radia-tion source <text:s/>number</text:p>
          </table:table-cell>
          <table:table-cell table:style-name="t6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6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19">H</text:span><text:span text:style-name="T20">1</text:span></text:p>
          </table:table-cell>
          <table:table-cell table:style-name="t6.D3" office:value-type="string">
            <text:p text:style-name="P40"><text:span text:style-name="T14">H</text:span><text:span text:style-name="T20">2</text:span></text:p>
          </table:table-cell>
          <table:table-cell table:style-name="t6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µ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6.A5" office:value-type="string">
            <text:p text:style-name="P15">7 µ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µ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7.B2" table:number-rows-spanned="3" office:value-type="string">
            <text:p text:style-name="P21">Radia-tion source <text:s/>number</text:p>
          </table:table-cell>
          <table:table-cell table:style-name="t7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7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19">H</text:span><text:span text:style-name="T20">1</text:span></text:p>
          </table:table-cell>
          <table:table-cell table:style-name="t7.D3" office:value-type="string">
            <text:p text:style-name="P40"><text:span text:style-name="T14">H</text:span><text:span text:style-name="T20">2</text:span></text:p>
          </table:table-cell>
          <table:table-cell table:style-name="t7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µ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7.A5" office:value-type="string">
            <text:p text:style-name="P15">7 µ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µ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8.B2" table:number-rows-spanned="3" office:value-type="string">
            <text:p text:style-name="P21">Radia-tion source <text:s/>number</text:p>
          </table:table-cell>
          <table:table-cell table:style-name="t8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8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19">H</text:span><text:span text:style-name="T20">1</text:span></text:p>
          </table:table-cell>
          <table:table-cell table:style-name="t8.D3" office:value-type="string">
            <text:p text:style-name="P40"><text:span text:style-name="T14">H</text:span><text:span text:style-name="T20">2</text:span></text:p>
          </table:table-cell>
          <table:table-cell table:style-name="t8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µ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8.A5" office:value-type="string">
            <text:p text:style-name="P15">7 µ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µ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9.B2" table:number-rows-spanned="3" office:value-type="string">
            <text:p text:style-name="P21">Radia-tion source <text:s/>number</text:p>
          </table:table-cell>
          <table:table-cell table:style-name="t9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9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19">H</text:span><text:span text:style-name="T20">1</text:span></text:p>
          </table:table-cell>
          <table:table-cell table:style-name="t9.D3" office:value-type="string">
            <text:p text:style-name="P40"><text:span text:style-name="T14">H</text:span><text:span text:style-name="T20">2</text:span></text:p>
          </table:table-cell>
          <table:table-cell table:style-name="t9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µ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9.A5" office:value-type="string">
            <text:p text:style-name="P15">7 µ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µ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10.B2" table:number-rows-spanned="3" office:value-type="string">
            <text:p text:style-name="P21">Radia-tion source <text:s/>number</text:p>
          </table:table-cell>
          <table:table-cell table:style-name="t10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0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19">H</text:span><text:span text:style-name="T20">1</text:span></text:p>
          </table:table-cell>
          <table:table-cell table:style-name="t10.D3" office:value-type="string">
            <text:p text:style-name="P40"><text:span text:style-name="T14">H</text:span><text:span text:style-name="T20">2</text:span></text:p>
          </table:table-cell>
          <table:table-cell table:style-name="t10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µ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µ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µ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37"></text:span><text:span text:style-name="T20">1</text:span></text:p>
          </table:table-cell>
          <table:table-cell table:style-name="b1.C4" office:value-type="string">
            <text:p text:style-name="P40"><text:span text:style-name="T38"></text:span><text:span text:style-name="T20">2</text:span></text:p>
          </table:table-cell>
          <table:table-cell table:style-name="b1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8">β</text:span>1-90</text:p>
          </table:table-cell>
          <table:table-cell table:style-name="b1.C3" office:value-type="string">
            <text:p text:style-name="P17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8">β</text:span>1-9<text:span text:style-name="T27">1</text:span></text:p>
          </table:table-cell>
          <table:table-cell table:style-name="b1.C3" office:value-type="string">
            <text:p text:style-name="P17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8">β</text:span>1-9<text:span text:style-name="T27">2</text:span></text:p>
          </table:table-cell>
          <table:table-cell table:style-name="b1.B7" office:value-type="string">
            <text:p text:style-name="P17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1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2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37"></text:span><text:span text:style-name="T20">1</text:span></text:p>
          </table:table-cell>
          <table:table-cell table:style-name="b2.C4" office:value-type="string">
            <text:p text:style-name="P40"><text:span text:style-name="T38"></text:span><text:span text:style-name="T20">2</text:span></text:p>
          </table:table-cell>
          <table:table-cell table:style-name="b2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1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3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37"></text:span><text:span text:style-name="T20">1</text:span></text:p>
          </table:table-cell>
          <table:table-cell table:style-name="b3.C4" office:value-type="string">
            <text:p text:style-name="P40"><text:span text:style-name="T38"></text:span><text:span text:style-name="T20">2</text:span></text:p>
          </table:table-cell>
          <table:table-cell table:style-name="b3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1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4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37"></text:span><text:span text:style-name="T20">1</text:span></text:p>
          </table:table-cell>
          <table:table-cell table:style-name="b4.C4" office:value-type="string">
            <text:p text:style-name="P40"><text:span text:style-name="T38"></text:span><text:span text:style-name="T20">2</text:span></text:p>
          </table:table-cell>
          <table:table-cell table:style-name="b4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1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5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37"></text:span><text:span text:style-name="T20">1</text:span></text:p>
          </table:table-cell>
          <table:table-cell table:style-name="b5.C4" office:value-type="string">
            <text:p text:style-name="P40"><text:span text:style-name="T38"></text:span><text:span text:style-name="T20">2</text:span></text:p>
          </table:table-cell>
          <table:table-cell table:style-name="b5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1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6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37"></text:span><text:span text:style-name="T20">1</text:span></text:p>
          </table:table-cell>
          <table:table-cell table:style-name="b6.C4" office:value-type="string">
            <text:p text:style-name="P40"><text:span text:style-name="T38"></text:span><text:span text:style-name="T20">2</text:span></text:p>
          </table:table-cell>
          <table:table-cell table:style-name="b6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1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7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37"></text:span><text:span text:style-name="T20">1</text:span></text:p>
          </table:table-cell>
          <table:table-cell table:style-name="b7.C4" office:value-type="string">
            <text:p text:style-name="P40"><text:span text:style-name="T38"></text:span><text:span text:style-name="T20">2</text:span></text:p>
          </table:table-cell>
          <table:table-cell table:style-name="b7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1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8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37"></text:span><text:span text:style-name="T20">1</text:span></text:p>
          </table:table-cell>
          <table:table-cell table:style-name="b8.C4" office:value-type="string">
            <text:p text:style-name="P40"><text:span text:style-name="T38"></text:span><text:span text:style-name="T20">2</text:span></text:p>
          </table:table-cell>
          <table:table-cell table:style-name="b8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1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9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37"></text:span><text:span text:style-name="T20">1</text:span></text:p>
          </table:table-cell>
          <table:table-cell table:style-name="b9.C4" office:value-type="string">
            <text:p text:style-name="P40"><text:span text:style-name="T38"></text:span><text:span text:style-name="T20">2</text:span></text:p>
          </table:table-cell>
          <table:table-cell table:style-name="b9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0"><text:span text:style-name="T13">Flux density in test point</text:span> <text:span text:style-name="T46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1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0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37"></text:span><text:span text:style-name="T20">1</text:span></text:p>
          </table:table-cell>
          <table:table-cell table:style-name="b10.C4" office:value-type="string">
            <text:p text:style-name="P40"><text:span text:style-name="T38"></text:span><text:span text:style-name="T20">2</text:span></text:p>
          </table:table-cell>
          <table:table-cell table:style-name="b10.C4" office:value-type="string">
            <text:p text:style-name="P40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9:05:16.95</dc:date>
    <meta:print-date>2019-04-03T15:18:00</meta:print-date>
    <meta:editing-cycles>153</meta:editing-cycles>
    <meta:editing-duration>PT11H8M29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088" meta:character-count="11728"/>
  </office:meta>
</office:document-meta>
</file>